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8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152cm" svg:stroke-color="#c5000b" draw:marker-start-width="0.66cm" draw:marker-end-width="0.66cm" draw:fill-color="#729fcf" draw:opacity="50%" draw:textarea-horizontal-align="justify" draw:textarea-vertical-align="middle" draw:auto-grow-height="false" fo:padding-top="0.201cm" fo:padding-bottom="0.201cm" fo:padding-left="0.326cm" fo:padding-right="0.326cm" draw:shadow-opacity="50%"/>
    </style:style>
    <style:style style:name="gr11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2" style:family="graphic" style:parent-style-name="standard">
      <style:graphic-properties svg:stroke-width="0cm" svg:stroke-color="#3465a4" draw:marker-start-width="0.204cm" draw:marker-end-width="0.204cm" draw:fill-color="#729fcf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color="#c5000b" fo:font-size="32pt" style:font-size-asian="32pt" style:font-size-complex="32pt"/>
    </style:style>
    <style:style style:name="P8" style:family="paragraph">
      <style:text-properties fo:font-size="54pt" style:font-size-asian="54pt" style:font-size-complex="54pt"/>
    </style:style>
    <style:style style:name="P9" style:family="paragraph"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c5000b" fo:font-size="32pt" style:font-size-asian="32pt" style:font-size-complex="32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font-name="Liberation Sans3" fo:font-size="28pt" style:font-name-asian="Liberation Sans3" style:font-size-asian="28pt" style:font-name-complex="Liberation Sans3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6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5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5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5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5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7" draw:text-style-name="P5" draw:layer="layout" svg:width="1.226cm" svg:height="1.485cm" svg:x="35.653cm" svg:y="1.822cm">
          <draw:text-box>
            <text:p><text:span text:style-name="T5">6</text:span></text:p>
          </draw:text-box>
        </draw:frame>
        <draw:custom-shape draw:style-name="gr4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38.553cm" svg:y="1.822cm">
          <draw:text-box>
            <text:p><text:span text:style-name="T5">7</text:span></text:p>
          </draw:text-box>
        </draw:frame>
        <draw:frame draw:style-name="gr5" draw:text-style-name="P5" draw:layer="layout" svg:width="1.225cm" svg:height="1.485cm" svg:x="41.2cm" svg:y="1.822cm">
          <draw:text-box>
            <text:p><text:span text:style-name="T5">8</text:span></text:p>
          </draw:text-box>
        </draw:frame>
        <draw:frame draw:style-name="gr5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8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9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8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9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0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1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9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2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3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8.038cm" svg:y="22.891cm">
          <draw:text-box>
            <text:p><text:span text:style-name="T5">sum: 44</text:span></text:p>
          </draw:text-box>
        </draw:frame>
        <draw:frame draw:style-name="gr9" draw:text-style-name="P5" draw:layer="layout" svg:width="2.809cm" svg:height="1.204cm" svg:x="38.238cm" svg:y="23.791cm">
          <draw:text-box>
            <text:p><text:span text:style-name="T5">min: 1</text:span></text:p>
          </draw:text-box>
        </draw:frame>
        <draw:custom-shape draw:style-name="gr13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9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11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9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1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2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2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3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9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3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9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3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9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3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9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3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9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3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9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3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9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3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9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4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4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4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4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4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4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4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4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4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4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4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4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4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4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4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4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4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4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9" draw:text-style-name="P7" draw:layer="layout" svg:width="3.868cm" svg:height="1.517cm" svg:x="50.787cm" svg:y="15.812cm">
          <draw:text-box>
            <text:p><text:span text:style-name="T8">val = 0</text:span></text:p>
          </draw:text-box>
        </draw:frame>
        <draw:custom-shape draw:style-name="gr15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4.206cm" svg:height="2.385cm" svg:x="4.904cm" svg:y="5.854cm">
          <draw:text-box>
            <text:p><text:span text:style-name="T9">[6,7]</text:span></text:p>
          </draw:text-box>
        </draw:frame>
        <draw:frame draw:style-name="gr9" draw:layer="layout" svg:width="5.011cm" svg:height="1.991cm" svg:x="4.065cm" svg:y="8.565cm">
          <draw:text-box>
            <text:p><text:span text:style-name="T10">sum</text:span><text:span text:style-name="T11">: 0</text:span></text:p>
          </draw:text-box>
        </draw:frame>
        <draw:frame draw:style-name="gr9" draw:layer="layout" svg:width="4.579cm" svg:height="1.991cm" svg:x="4.497cm" svg:y="10.359cm">
          <draw:text-box>
            <text:p><text:span text:style-name="T10">min</text:span><text:span text:style-name="T11">: 0</text:span></text:p>
          </draw:text-box>
        </draw:frame>
        <draw:frame draw:style-name="gr9" draw:text-style-name="P9" draw:layer="layout" svg:width="3.262cm" svg:height="1.28cm" svg:x="22.182cm" svg:y="11.184cm">
          <draw:text-box>
            <text:p><text:span text:style-name="T7">sum: 0</text:span></text:p>
          </draw:text-box>
        </draw:frame>
        <draw:frame draw:style-name="gr9" draw:text-style-name="P9" draw:layer="layout" svg:width="3.195cm" svg:height="1.356cm" svg:x="22.183cm" svg:y="12.084cm">
          <draw:text-box>
            <text:p><text:span text:style-name="T7">min: </text:span><text:span text:style-name="T12">∞</text:span></text:p>
          </draw:text-box>
        </draw:frame>
        <draw:frame draw:style-name="gr9" draw:text-style-name="P9" draw:layer="layout" svg:width="3.262cm" svg:height="1.28cm" svg:x="40.082cm" svg:y="11.184cm">
          <draw:text-box>
            <text:p><text:span text:style-name="T7">sum: 0</text:span></text:p>
          </draw:text-box>
        </draw:frame>
        <draw:frame draw:style-name="gr9" draw:text-style-name="P9" draw:layer="layout" svg:width="3.042cm" svg:height="1.356cm" svg:x="40.083cm" svg:y="12.084cm">
          <draw:text-box>
            <text:p><text:span text:style-name="T7">min: </text:span><text:span text:style-name="T12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9-18T12:45:28.846735298</dc:date>
    <dc:creator>elucterio </dc:creator>
    <meta:editing-duration>PT18H39M53S</meta:editing-duration>
    <meta:editing-cycles>80</meta:editing-cycles>
    <meta:generator>LibreOffice/4.2.8.2$Linux_X86_64 LibreOffice_project/420m0$Build-2</meta:generator>
    <meta:document-statistic meta:object-count="104"/>
  </office:meta>
</office:document-meta>
</file>